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14b" officeooo:paragraph-rsid="000b414b"/>
    </style:style>
    <style:style style:name="P2" style:family="paragraph" style:parent-style-name="Standard">
      <style:text-properties officeooo:rsid="000b414b" officeooo:paragraph-rsid="00120d5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414b" officeooo:paragraph-rsid="000b414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7349" officeooo:paragraph-rsid="00137349" style:font-weight-asian="bold" style:font-weight-complex="bold"/>
    </style:style>
    <style:style style:name="P5" style:family="paragraph" style:parent-style-name="Standard">
      <style:text-properties style:font-name="Liberation Serif" officeooo:rsid="000b414b" officeooo:paragraph-rsid="000b414b" style:font-name-asian="WenQuanYi Zen Hei Sharp" style:font-name-complex="Lohit Devanagari"/>
    </style:style>
    <style:style style:name="P6" style:family="paragraph" style:parent-style-name="Standard">
      <style:text-properties style:font-name="Liberation Serif1" officeooo:rsid="000b414b" officeooo:paragraph-rsid="000b414b" style:font-name-asian="Liberation Serif1" style:font-name-complex="Liberation Serif1"/>
    </style:style>
    <style:style style:name="P7" style:family="paragraph" style:parent-style-name="Standard">
      <style:text-properties style:font-name="Liberation Serif1" style:text-underline-style="solid" style:text-underline-width="auto" style:text-underline-color="font-color" fo:font-weight="bold" officeooo:rsid="000d0086" officeooo:paragraph-rsid="000d0086" style:font-name-asian="Liberation Serif1" style:font-weight-asian="bold" style:font-name-complex="Liberation Serif1" style:font-weight-complex="bold"/>
    </style:style>
    <style:style style:name="P8" style:family="paragraph" style:parent-style-name="Standard">
      <style:text-properties style:font-name="Liberation Serif1" style:text-underline-style="none" fo:font-weight="normal" officeooo:rsid="00120d53" officeooo:paragraph-rsid="00120d53" style:font-name-asian="Liberation Serif1" style:font-weight-asian="normal" style:font-name-complex="Liberation Serif1" style:font-weight-complex="normal"/>
    </style:style>
    <style:style style:name="P9" style:family="paragraph" style:parent-style-name="Standard">
      <style:text-properties officeooo:rsid="00120d53" officeooo:paragraph-rsid="00120d53"/>
    </style:style>
    <style:style style:name="P10" style:family="paragraph" style:parent-style-name="Standard">
      <style:text-properties officeooo:paragraph-rsid="00120d53"/>
    </style:style>
    <style:style style:name="P11" style:family="paragraph" style:parent-style-name="Standard">
      <style:text-properties officeooo:rsid="00137349" officeooo:paragraph-rsid="00137349"/>
    </style:style>
    <style:style style:name="P12" style:family="paragraph" style:parent-style-name="Table_20_Contents">
      <style:text-properties officeooo:rsid="000cae77" officeooo:paragraph-rsid="000cae77"/>
    </style:style>
    <style:style style:name="P13" style:family="paragraph" style:parent-style-name="Table_20_Contents">
      <style:text-properties officeooo:paragraph-rsid="000cae77"/>
    </style:style>
    <style:style style:name="P14" style:family="paragraph" style:parent-style-name="Table_20_Contents">
      <style:text-properties style:font-name="Liberation Serif1" officeooo:rsid="00120d53" officeooo:paragraph-rsid="00120d53" style:font-name-asian="Liberation Serif1" style:font-name-complex="Liberation Serif1"/>
    </style:style>
    <style:style style:name="P15" style:family="paragraph" style:parent-style-name="Table_20_Contents">
      <style:text-properties style:font-name="Liberation Serif1" officeooo:paragraph-rsid="00120d53" style:font-name-asian="Liberation Serif1" style:font-name-complex="Liberation Serif1"/>
    </style:style>
    <style:style style:name="P16" style:family="paragraph" style:parent-style-name="Standard">
      <style:text-properties officeooo:rsid="00120d53" officeooo:paragraph-rsid="00166a0b"/>
    </style:style>
    <style:style style:name="P17" style:family="paragraph" style:parent-style-name="Standard">
      <style:text-properties style:font-name="Liberation Serif1" style:text-underline-style="none" fo:font-weight="normal" officeooo:rsid="00120d53" officeooo:paragraph-rsid="00166a0b" style:font-name-asian="Liberation Serif1" style:font-weight-asian="normal" style:font-name-complex="Liberation Serif1" style:font-weight-complex="normal"/>
    </style:style>
    <style:style style:name="P18" style:family="paragraph" style:parent-style-name="Standard">
      <style:text-properties officeooo:rsid="000b414b" officeooo:paragraph-rsid="00166a0b"/>
    </style:style>
    <style:style style:name="P19" style:family="paragraph" style:parent-style-name="Standard">
      <style:text-properties officeooo:paragraph-rsid="00166a0b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37349" officeooo:paragraph-rsid="00137349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WenQuanYi Zen Hei Sharp" style:font-name-complex="Lohit Devanagari"/>
    </style:style>
    <style:style style:name="T3" style:family="text">
      <style:text-properties officeooo:rsid="000cae77"/>
    </style:style>
    <style:style style:name="T4" style:family="text">
      <style:text-properties officeooo:rsid="000ec029"/>
    </style:style>
    <style:style style:name="T5" style:family="text">
      <style:text-properties officeooo:rsid="00120d53"/>
    </style:style>
    <style:style style:name="T6" style:family="text">
      <style:text-properties officeooo:rsid="00166a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ice 1</text:p>
      <text:p text:style-name="P1">Ecrire un programme qui : </text:p>
      <text:p text:style-name="P1">- affiche un message d'accueil; </text:p>
      <text:p text:style-name="P1">- demande à l'utilisateur de passer son badge; </text:p>
      <text:p text:style-name="P1">- si le badge est valide, demande à l'utilisateur de saisir son code d'accès; </text:p>
      <text:p text:style-name="P1">- affiche des messages d'erreur le cas échéant; </text:p>
      <text:p text:style-name="P1">- recommence jusqu'à ce que l'identifiant et le code d'accès soient valides.</text:p>
      <text:p text:style-name="P1"/>
      <text:p text:style-name="P1"/>
      <text:p text:style-name="Standard">Algorithme</text:p>
      <text:p text:style-name="Standard"/>
      <text:p text:style-name="Standard">Varaible</text:p>
      <text:p text:style-name="P1"/>
      <text:p text:style-name="P1">Entier badge, identifiant, Code, mdp;</text:p>
      <text:p text:style-name="P1"/>
      <text:p text:style-name="P1">Début</text:p>
      <text:p text:style-name="P1">afficher(Bienvenu)</text:p>
      <text:p text:style-name="P1">identifiant=1111122222;</text:p>
      <text:p text:style-name="P1">Code=1122;</text:p>
      <text:p text:style-name="P1"/>
      <text:p text:style-name="P1">Répéter </text:p>
      <text:p text:style-name="P1"><text:tab/>afficher(saisir votre identifiant)</text:p>
      <text:p text:style-name="P1"><text:tab/>saisir(badge)</text:p>
      <text:p text:style-name="P1"><text:tab/>si(identifiant<text:span text:style-name="T1">≠badge</text:span><text:span text:style-name="T2">)</text:span></text:p>
      <text:p text:style-name="P5"><text:tab/><text:tab/>afficher(saisir votre code)</text:p>
      <text:p text:style-name="P5"><text:tab/><text:tab/>saisir(mdp)</text:p>
      <text:p text:style-name="P1"><text:span text:style-name="T2"><text:tab/><text:tab/>si(mdp</text:span><text:span text:style-name="T1">≠code)alors</text:span></text:p>
      <text:p text:style-name="P6"><text:tab/><text:tab/><text:tab/>afficher(bonjour Mr.x passer une agreable journée)</text:p>
      <text:p text:style-name="P6"><text:tab/><text:tab/>finSi</text:p>
      <text:p text:style-name="P6"><text:tab/>sinon </text:p>
      <text:p text:style-name="P6"><text:tab/><text:tab/>afficher(échec veuillez saisir votre identifaint)</text:p>
      <text:p text:style-name="P6"><text:tab/>FinSi</text:p>
      <text:p text:style-name="P6">tant que(mdp≠Code)</text:p>
      <text:p text:style-name="P6"><text:tab/><text:tab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Identificateur </text:p>
          </table:table-cell>
          <table:table-cell table:style-name="Table1.A1" office:value-type="string">
            <text:p text:style-name="Table_20_Contents">Domaine de variation</text:p>
          </table:table-cell>
          <table:table-cell table:style-name="Table1.A1" office:value-type="string">
            <text:p text:style-name="Table_20_Contents">Nature </text:p>
          </table:table-cell>
          <table:table-cell table:style-name="Table1.A1" office:value-type="string">
            <text:p text:style-name="Table_20_Contents">Rôle</text:p>
          </table:table-cell>
          <table:table-cell table:style-name="Table1.E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P12">badge</text:p>
          </table:table-cell>
          <table:table-cell table:style-name="Table1.A2" office:value-type="string">
            <text:p text:style-name="P13">-<text:span text:style-name="T3">2147483648 à <text:s/>2147483648</text:span></text:p>
          </table:table-cell>
          <table:table-cell table:style-name="Table1.A2" office:value-type="string">
            <text:p text:style-name="P12">entrée</text:p>
          </table:table-cell>
          <table:table-cell table:style-name="Table1.A2" office:value-type="string">
            <text:p text:style-name="P12">Mémorise l'entier saisi par l'utilisateur</text:p>
          </table:table-cell>
          <table:table-cell table:style-name="Table1.E2" office:value-type="string">
            <text:p text:style-name="P12">Entier </text:p>
          </table:table-cell>
        </table:table-row>
        <table:table-row>
          <table:table-cell table:style-name="Table1.A2" office:value-type="string">
            <text:p text:style-name="P12">identifiant</text:p>
          </table:table-cell>
          <table:table-cell table:style-name="Table1.A2" office:value-type="string">
            <text:p text:style-name="P13">-<text:span text:style-name="T3">2147483648 à <text:s/>2147483648</text:span></text:p>
          </table:table-cell>
          <table:table-cell table:style-name="Table1.A2" office:value-type="string">
            <text:p text:style-name="P12">local</text:p>
          </table:table-cell>
          <table:table-cell table:style-name="Table1.A2" office:value-type="string">
            <text:p text:style-name="P12">L'identifiant de l'utilisateur</text:p>
          </table:table-cell>
          <table:table-cell table:style-name="Table1.E2" office:value-type="string">
            <text:p text:style-name="P12">Entier </text:p>
          </table:table-cell>
        </table:table-row>
        <table:table-row>
          <table:table-cell table:style-name="Table1.A2" office:value-type="string">
            <text:p text:style-name="P12">Code</text:p>
          </table:table-cell>
          <table:table-cell table:style-name="Table1.A2" office:value-type="string">
            <text:p text:style-name="P13">-<text:span text:style-name="T3">2147483648 à <text:s/>2147483648</text:span></text:p>
          </table:table-cell>
          <table:table-cell table:style-name="Table1.A2" office:value-type="string">
            <text:p text:style-name="P12">local</text:p>
          </table:table-cell>
          <table:table-cell table:style-name="Table1.A2" office:value-type="string">
            <text:p text:style-name="P12">Le code de l'utilisateur</text:p>
          </table:table-cell>
          <table:table-cell table:style-name="Table1.E2" office:value-type="string">
            <text:p text:style-name="P12">Entier </text:p>
          </table:table-cell>
        </table:table-row>
        <table:table-row>
          <table:table-cell table:style-name="Table1.A2" office:value-type="string">
            <text:p text:style-name="P12">mdp </text:p>
          </table:table-cell>
          <table:table-cell table:style-name="Table1.A2" office:value-type="string">
            <text:p text:style-name="P13">-<text:span text:style-name="T3">2147483648 à <text:s/>2147483648</text:span></text:p>
          </table:table-cell>
          <table:table-cell table:style-name="Table1.A2" office:value-type="string">
            <text:p text:style-name="P12">entrée</text:p>
          </table:table-cell>
          <table:table-cell table:style-name="Table1.A2" office:value-type="string">
            <text:p text:style-name="P12">Mémorise l'entier saisi par l'utilisateur</text:p>
          </table:table-cell>
          <table:table-cell table:style-name="Table1.E2" office:value-type="string">
            <text:p text:style-name="P12">Entier </text:p>
          </table:table-cell>
        </table:table-row>
      </table:table>
      <text:p text:style-name="P6"/>
      <text:p text:style-name="P6"/>
      <text:p text:style-name="P6"/>
      <text:p text:style-name="P6"/>
      <text:p text:style-name="P7"><text:soft-page-break/>Exercice <text:span text:style-name="T4">3</text:span></text:p>
      <text:p text:style-name="P7"/>
      <text:p text:style-name="P8">programme qui permet de tracé un triablge rectangle isocèle.</text:p>
      <text:p text:style-name="P8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dentificateur </text:p>
          </table:table-cell>
          <table:table-cell table:style-name="Table2.A1" office:value-type="string">
            <text:p text:style-name="Table_20_Contents">Domaine de variation</text:p>
          </table:table-cell>
          <table:table-cell table:style-name="Table2.A1" office:value-type="string">
            <text:p text:style-name="Table_20_Contents">Nature </text:p>
          </table:table-cell>
          <table:table-cell table:style-name="Table2.A1" office:value-type="string">
            <text:p text:style-name="Table_20_Contents">Rôle</text:p>
          </table:table-cell>
          <table:table-cell table:style-name="Table2.E1" office:value-type="string">
            <text:p text:style-name="Table_20_Contents">Type</text:p>
          </table:table-cell>
        </table:table-row>
        <table:table-row>
          <table:table-cell table:style-name="Table2.A2" office:value-type="string">
            <text:p text:style-name="P14">l</text:p>
          </table:table-cell>
          <table:table-cell table:style-name="Table2.A2" office:value-type="string">
            <text:p text:style-name="P15">-<text:span text:style-name="T3">2147483648 à <text:s/>2147483648</text:span></text:p>
          </table:table-cell>
          <table:table-cell table:style-name="Table2.A2" office:value-type="string">
            <text:p text:style-name="P14">entrée</text:p>
          </table:table-cell>
          <table:table-cell table:style-name="Table2.A2" office:value-type="string">
            <text:p text:style-name="P12">Mémorise l'entier saisi par l'utilisateur</text:p>
          </table:table-cell>
          <table:table-cell table:style-name="Table2.E2" office:value-type="string">
            <text:p text:style-name="P14">entier</text:p>
          </table:table-cell>
        </table:table-row>
        <table:table-row>
          <table:table-cell table:style-name="Table2.A2" office:value-type="string">
            <text:p text:style-name="P14">i</text:p>
          </table:table-cell>
          <table:table-cell table:style-name="Table2.A2" office:value-type="string">
            <text:p text:style-name="P15">-<text:span text:style-name="T3">2147483648 à <text:s/>2147483648</text:span></text:p>
          </table:table-cell>
          <table:table-cell table:style-name="Table2.A2" office:value-type="string">
            <text:p text:style-name="P14">Local</text:p>
          </table:table-cell>
          <table:table-cell table:style-name="Table2.A2" office:value-type="string">
            <text:p text:style-name="P14">Affiche les étoiles vertical</text:p>
          </table:table-cell>
          <table:table-cell table:style-name="Table2.E2" office:value-type="string">
            <text:p text:style-name="P14">entier</text:p>
          </table:table-cell>
        </table:table-row>
        <table:table-row>
          <table:table-cell table:style-name="Table2.A2" office:value-type="string">
            <text:p text:style-name="P14">co</text:p>
          </table:table-cell>
          <table:table-cell table:style-name="Table2.A2" office:value-type="string">
            <text:p text:style-name="P15">-<text:span text:style-name="T3">2147483648 à <text:s/>2147483648</text:span></text:p>
          </table:table-cell>
          <table:table-cell table:style-name="Table2.A2" office:value-type="string">
            <text:p text:style-name="P14">local</text:p>
          </table:table-cell>
          <table:table-cell table:style-name="Table2.A2" office:value-type="string">
            <text:p text:style-name="P14">Affiche les étoiles horizontalement </text:p>
          </table:table-cell>
          <table:table-cell table:style-name="Table2.E2" office:value-type="string">
            <text:p text:style-name="P14">entier</text:p>
          </table:table-cell>
        </table:table-row>
      </table:table>
      <text:p text:style-name="P8"/>
      <text:p text:style-name="P10">Algorithme</text:p>
      <text:p text:style-name="P10"/>
      <text:p text:style-name="P8">Varaible</text:p>
      <text:p text:style-name="P8">entier l, i, co ;</text:p>
      <text:p text:style-name="P10"/>
      <text:p text:style-name="P9">DEBUT</text:p>
      <text:p text:style-name="P9"/>
      <text:p text:style-name="P2">afficher<text:span text:style-name="T5">(*** tracé d'un triangle rectangle isocèle ***) ;</text:span></text:p>
      <text:p text:style-name="P9">afficher("veuillez saisir la longueur d'un coté :") ;</text:p>
      <text:p text:style-name="P9">saisir(l) ;</text:p>
      <text:p text:style-name="P9"/>
      <text:p text:style-name="P9">si(l&lt;1) alors</text:p>
      <text:p text:style-name="P9"><text:tab/>afficher ("la longueur doit etre supérieure ou égale à 1")</text:p>
      <text:p text:style-name="P9">fin si</text:p>
      <text:p text:style-name="P9">pour i allant de 1 à l par pas de 1</text:p>
      <text:p text:style-name="P9"/>
      <text:p text:style-name="P9"><text:tab/><text:tab/>pour co allant de 1 à i par pas de 1</text:p>
      <text:p text:style-name="P9"><text:tab/><text:tab/><text:tab/></text:p>
      <text:p text:style-name="P9"><text:tab/><text:tab/><text:tab/>afficher (*)</text:p>
      <text:p text:style-name="P9"><text:tab/><text:tab/>Fin pour </text:p>
      <text:p text:style-name="P9">fin pour </text:p>
      <text:p text:style-name="P9"/>
      <text:p text:style-name="P9"/>
      <text:p text:style-name="P4">EXERCICE 4 :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E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4"/>
      <text:p text:style-name="P11"/>
      <text:p text:style-name="P19"/>
      <text:p text:style-name="P19"/>
      <text:p text:style-name="P19"><text:soft-page-break/></text:p>
      <text:p text:style-name="P19">Algorithme</text:p>
      <text:p text:style-name="P19"/>
      <text:p text:style-name="P17">Varaible</text:p>
      <text:p text:style-name="P17">entier <text:span text:style-name="T6">hauteur, i, espace, s, etoile</text:span>;</text:p>
      <text:p text:style-name="P19"/>
      <text:p text:style-name="P16">DEBUT</text:p>
      <text:p text:style-name="P16"/>
      <text:p text:style-name="P18">afficher<text:span text:style-name="T5">(*** tracé un sapin ***) ;</text:span></text:p>
      <text:p text:style-name="P16">afficher("<text:span text:style-name="T6">veuillez saisir la heuteur du sapin </text:span><text:s/>:") ;</text:p>
      <text:p text:style-name="P16">saisir(<text:span text:style-name="T6">hauteur</text:span>) ;</text:p>
      <text:p text:style-name="P16"/>
      <text:p text:style-name="P16">si(l&lt;1) alors</text:p>
      <text:p text:style-name="P16"><text:tab/>afficher ("la longueur doit etre supérieure ou égale à 1")</text:p>
      <text:p text:style-name="P16">fin si</text:p>
      <text:p text:style-name="P16">pour i allant de 1 à l par pas de 1</text:p>
      <text:p text:style-name="P16"/>
      <text:p text:style-name="P16"><text:tab/><text:tab/>pour co allant de 1 à i par pas de 1</text:p>
      <text:p text:style-name="P16"><text:tab/><text:tab/><text:tab/></text:p>
      <text:p text:style-name="P16"><text:tab/><text:tab/><text:tab/>afficher (*)</text:p>
      <text:p text:style-name="P16"><text:tab/><text:tab/>Fin pour </text:p>
      <text:p text:style-name="P16">fin po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2:22:48.899016250</meta:creation-date>
    <dc:date>2013-10-04T13:07:25.999472084</dc:date>
    <meta:editing-duration>PT1H15M54S</meta:editing-duration>
    <meta:editing-cycles>5</meta:editing-cycles>
    <meta:generator>LibreOffice/4.1.1.2$Linux_X86_64 LibreOffice_project/410$Build-2</meta:generator>
    <meta:document-statistic meta:table-count="3" meta:image-count="0" meta:object-count="0" meta:page-count="3" meta:paragraph-count="108" meta:word-count="327" meta:character-count="2123" meta:non-whitespace-character-count="1830"/>
  </office:meta>
</office:document-meta>
</file>